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arcelon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Zaragoz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celona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lamanca</text:p>
          </table:table-cell>
          <table:table-cell office:value-type="float" office:value="845" calcext:value-type="float">
            <text:p>845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aragoza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3:55:55.118405263</meta:creation-date>
    <dc:date>2017-12-12T00:43:33.505156843</dc:date>
    <meta:editing-duration>PT15M58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